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08"/>
    <style:style style:name="gr1" style:family="graphic">
      <style:graphic-properties draw:stroke="solid" svg:stroke-width="0.0402in" svg:stroke-color="#000000" draw:marker-start-width="0.1402in" draw:marker-end-width="0.1402in" draw:fill="solid" draw:fill-color="#ffffff" fo:min-height="1.3087in" fo:padding-top="0.0201in" fo:padding-bottom="0.0201in" fo:padding-left="0.0201in" fo:padding-right="0.0201in" draw:shadow-offset-x="0.1201in" draw:shadow-offset-y="0.1201in"/>
      <style:paragraph-properties style:writing-mode="lr-tb"/>
    </style:style>
    <style:style style:name="P1" style:family="paragraph">
      <loext:graphic-properties draw:fill="solid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1" svg:width="3.4583in" svg:height="1.3488in" svg:x="0.8886in" svg:y="0.1673in">
            <draw:text-box>
              <text:p>Evaluar el polinomio (monomio por monomio):</text:p>
              <text:p/>
              <text:p>p(x) = x³-6.1x²+3.2x+1.5</text:p>
              <text:p/>
              <text:p>En el punto:</text:p>
              <text:p/>
              <text:p>X=4.08625489</text:p>
            </draw:text-box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olinomi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(x) = x³-6.1x²+3.2x+1.5</text:p>
          </table:table-cell>
          <table:table-cell/>
        </table:table-row>
        <table:table-row table:style-name="ro1">
          <table:table-cell table:number-columns-repeated="6"/>
          <table:table-cell table:style-name="ce1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float" office:value="4.08625489" calcext:value-type="float">
            <text:p>4.086254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(x)</text:p>
          </table:table-cell>
          <table:table-cell table:formula="of:=[.G6]^3-6.1*[.G6]^2+3.2*[.G6]+1.5" office:value-type="float" office:value="-19.0484510900336" calcext:value-type="float">
            <text:p>-19.048451090033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³</text:p>
          </table:table-cell>
          <table:table-cell office:value-type="string" calcext:value-type="string">
            <text:p>-6.1x²</text:p>
          </table:table-cell>
          <table:table-cell office:value-type="string" calcext:value-type="string">
            <text:p>3.2x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Exacto</text:p>
          </table:table-cell>
          <table:table-cell table:formula="of:=[.$G$6]" office:value-type="float" office:value="4.08625489" calcext:value-type="float">
            <text:p>4.08625489</text:p>
          </table:table-cell>
          <table:table-cell table:formula="of:=[.$C$11]^3" office:value-type="float" office:value="68.2301553208648" calcext:value-type="float">
            <text:p>68.2301553208648</text:p>
          </table:table-cell>
          <table:table-cell table:formula="of:=-6.1*[.$C$11]^2" office:value-type="float" office:value="-101.854622058898" calcext:value-type="float">
            <text:p>-101.854622058898</text:p>
          </table:table-cell>
          <table:table-cell table:formula="of:=3.2*[.$C$11]" office:value-type="float" office:value="13.076015648" calcext:value-type="float">
            <text:p>13.076015648</text:p>
          </table:table-cell>
          <table:table-cell table:formula="of:=1.5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Redondeado</text:p>
          </table:table-cell>
          <table:table-cell table:formula="of:=ROUND([.$C$11];2)" office:value-type="float" office:value="4.09" calcext:value-type="float">
            <text:p>4.09</text:p>
          </table:table-cell>
          <table:table-cell table:formula="of:=ROUND([.$C$11]^3;1)" office:value-type="float" office:value="68.2" calcext:value-type="float">
            <text:p>68.2</text:p>
          </table:table-cell>
          <table:table-cell table:formula="of:=ROUND(-6.1*[.$C$11]^2)" office:value-type="float" office:value="-102" calcext:value-type="float">
            <text:p>-102</text:p>
          </table:table-cell>
          <table:table-cell table:formula="of:=ROUND(3.2*[.$C$11];1)" office:value-type="float" office:value="13.1" calcext:value-type="float">
            <text:p>13.1</text:p>
          </table:table-cell>
          <table:table-cell table:formula="of:=1.5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Truncado</text:p>
          </table:table-cell>
          <table:table-cell table:formula="of:=TRUNC([.$C$11];2)" office:value-type="float" office:value="4.08" calcext:value-type="float">
            <text:p>4.08</text:p>
          </table:table-cell>
          <table:table-cell table:formula="of:=TRUNC([.$C$11]^3;1)" office:value-type="float" office:value="68.2" calcext:value-type="float">
            <text:p>68.2</text:p>
          </table:table-cell>
          <table:table-cell table:formula="of:=TRUNC(-6.1*[.$C$11]^2)" office:value-type="float" office:value="-101" calcext:value-type="float">
            <text:p>-101</text:p>
          </table:table-cell>
          <table:table-cell table:formula="of:=TRUNC(3.2*[.$C$13];1)" office:value-type="float" office:value="13" calcext:value-type="float">
            <text:p>13</text:p>
          </table:table-cell>
          <table:table-cell table:formula="of:=1.5" office:value-type="float" office:value="1.5" calcext:value-type="float">
            <text:p>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8:39:58.195935232</meta:creation-date>
    <dc:date>2025-08-13T20:07:12.348489893</dc:date>
    <meta:editing-duration>PT54M51S</meta:editing-duration>
    <meta:editing-cycles>5</meta:editing-cycles>
    <meta:generator>LibreOffice/7.3.7.2$Linux_X86_64 LibreOffice_project/30$Build-2</meta:generator>
    <meta:document-statistic meta:table-count="1" meta:cell-count="29" meta:object-count="1"/>
  </office:meta>
</office:document-meta>
</file>